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c5000b" draw:marker-start="Arrow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6.2cm" svg:height="3.425cm" svg:x="5.556cm" svg:y="3.076cm" svg:viewBox="0 0 6201 3426" draw:points="2811,0 6201,2348 2812,3426 17,3406 0,0">
          <text:p/>
        </draw:polygon>
        <draw:line draw:style-name="gr2" draw:text-style-name="P2" draw:layer="layout" svg:x1="8.376cm" svg:y1="3.077cm" svg:x2="8.376cm" svg:y2="7.1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Arial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21T19:41:47.553225288</meta:creation-date>
    <dc:date>2020-11-21T20:48:07.256127097</dc:date>
    <meta:editing-duration>PT56M9S</meta:editing-duration>
    <meta:editing-cycles>1</meta:editing-cycles>
    <meta:document-statistic meta:object-count="2"/>
    <meta:generator>LibreOffice/6.4.6.2$Linux_X86_64 LibreOffice_project/40$Build-2</meta:generator>
  </office:meta>
</office:document-meta>
</file>